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300FCB79BF7032C6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0.553cm" draw:z-index="0"><draw:image xlink:href="Pictures/100002010000050000000300FCB79BF7032C686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20:09:08.346057683</meta:creation-date>
    <dc:date>2021-06-24T20:27:19.106528876</dc:date>
    <meta:editing-duration>PT6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